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359586"/>
    </style:style>
    <style:style style:name="P2" style:family="paragraph" style:parent-style-name="Text_20_body">
      <style:text-properties officeooo:rsid="0035e586" officeooo:paragraph-rsid="0035e586"/>
    </style:style>
    <style:style style:name="P3" style:family="paragraph" style:parent-style-name="Heading_20_3">
      <style:paragraph-properties fo:margin-top="0.101cm" fo:margin-bottom="0.101cm" loext:contextual-spacing="false"/>
    </style:style>
    <style:style style:name="P4" style:family="paragraph" style:parent-style-name="Heading_20_2">
      <style:text-properties officeooo:paragraph-rsid="002b4ae2"/>
    </style:style>
    <style:style style:name="P5" style:family="paragraph" style:parent-style-name="Heading_20_1" style:master-page-name="Right_20_Page">
      <style:paragraph-properties style:page-number="auto"/>
      <style:text-properties officeooo:rsid="0036aeba" officeooo:paragraph-rsid="0036aeba"/>
    </style:style>
    <style:style style:name="T1" style:family="text">
      <style:text-properties officeooo:rsid="00359586"/>
    </style:style>
    <style:style style:name="T2" style:family="text">
      <style:text-properties officeooo:rsid="0036ae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Skinny Love</text:h>
      <text:p text:style-name="P4">(<text:span text:style-name="T2">Bon Iver</text:span>)</text:p>
      <text:p text:style-name="P2">Capo <text:span text:style-name="T2">4</text:span></text:p>
      <text:p text:style-name="Heading_20_3">[INTRO]</text:p>
      <text:p text:style-name="Text_20_body">Em <text:s/>C <text:s/>G <text:s text:c="5"/><text:span text:style-name="T2">x2</text:span></text:p>
      <text:p text:style-name="Heading_20_3">[VERSE 1]</text:p>
      <text:p text:style-name="Text_20_body">Em <text:s text:c="12"/>C <text:s text:c="18"/>G</text:p>
      <text:p text:style-name="Text_20_body">Come on skinny love, just last the year</text:p>
      <text:p text:style-name="Text_20_body">Em <text:s text:c="12"/>C <text:s text:c="19"/>G</text:p>
      <text:p text:style-name="Text_20_body">Pour a little salt, we were never here</text:p>
      <text:p text:style-name="Text_20_body"><text:s text:c="8"/>Em <text:s text:c="7"/>C <text:s text:c="20"/>G</text:p>
      <text:p text:style-name="Text_20_body">My my my - my my my - my my my my - my my ...</text:p>
      <text:p text:style-name="Text_20_body"><text:s text:c="15"/>Am <text:s text:c="5"/>Em</text:p>
      <text:p text:style-name="Text_20_body">Staring at the sink of blood and crushed veneer</text:p>
      <text:p text:style-name="Text_20_body">Em <text:s text:c="7"/>C <text:s text:c="15"/>G</text:p>
      <text:p text:style-name="Text_20_body">I tell my love to wreck it all</text:p>
      <text:p text:style-name="Text_20_body">Em <text:s text:c="13"/>C <text:s text:c="15"/>G</text:p>
      <text:p text:style-name="Text_20_body">Cut out all the ropes and let me fall</text:p>
      <text:p text:style-name="Text_20_body"><text:s text:c="8"/>Em <text:s text:c="7"/>C <text:s text:c="19"/>G</text:p>
      <text:p text:style-name="Text_20_body">My my my - my my my - my my my my my</text:p>
      <text:p text:style-name="Text_20_body"><text:s text:c="13"/>Am <text:s text:c="16"/>Em</text:p>
      <text:p text:style-name="Text_20_body">Right in the moment this order's tall</text:p>
      <text:p text:style-name="Heading_20_3">[CHORUS]</text:p>
      <text:p text:style-name="Text_20_body"><text:s text:c="2"/>G <text:s text:c="24"/>Bm <text:s text:c="11"/>Em</text:p>
      <text:p text:style-name="Text_20_body">I told you to be patient, I told you to be fine</text:p>
      <text:p text:style-name="Text_20_body"><text:s text:c="2"/>G <text:s text:c="25"/>Bm <text:s text:c="11"/>Em</text:p>
      <text:p text:style-name="Text_20_body">I told you to be balanced, I told you to be kind</text:p>
      <text:p text:style-name="Text_20_body"><text:s text:c="9"/>G</text:p>
      <text:p text:style-name="Text_20_body">In the morning I'll be with you</text:p>
      <text:p text:style-name="Text_20_body"><text:s text:c="12"/>Em <text:s text:c="13"/>C</text:p>
      <text:p text:style-name="Text_20_body">But it will be a different kind</text:p>
      <text:p text:style-name="Text_20_body"><text:s text:c="10"/>G</text:p>
      <text:p text:style-name="Text_20_body">I'll be holding all the tickets</text:p>
      <text:p text:style-name="Text_20_body"><text:s text:c="15"/>Em <text:s text:c="11"/>C</text:p>
      <text:p text:style-name="Text_20_body">And you'll be owning all the fines</text:p>
      <text:p text:style-name="Heading_20_3"><text:soft-page-break/>[VERSE 2]</text:p>
      <text:p text:style-name="Text_20_body">Em <text:s text:c="11"/>C <text:s text:c="17"/>G</text:p>
      <text:p text:style-name="Text_20_body">Come on skinny love, what happened here</text:p>
      <text:p text:style-name="Text_20_body">Em <text:s text:c="11"/>C <text:s text:c="17"/>G</text:p>
      <text:p text:style-name="Text_20_body">Suckle on the hope in lite brassiere</text:p>
      <text:p text:style-name="Text_20_body"><text:s text:c="8"/>Em <text:s text:c="7"/>C <text:s text:c="17"/>G</text:p>
      <text:p text:style-name="Text_20_body">My my my - my my my - my my my - my my ...</text:p>
      <text:p text:style-name="Text_20_body"><text:s text:c="8"/>Am <text:s text:c="25"/>Em</text:p>
      <text:p text:style-name="Text_20_body">Sullen load is full, so slow on the split</text:p>
      <text:p text:style-name="Heading_20_3">[CHORUS]</text:p>
      <text:p text:style-name="Text_20_body"><text:s text:c="3"/>G <text:s text:c="24"/>Bm <text:s text:c="10"/>Em</text:p>
      <text:p text:style-name="Text_20_body">I told you to be patient, I told you to be fine</text:p>
      <text:p text:style-name="Text_20_body"><text:s text:c="3"/>G <text:s text:c="24"/>Bm <text:s text:c="11"/>Em</text:p>
      <text:p text:style-name="Text_20_body">I told you to be balanced, I told you to be kind</text:p>
      <text:p text:style-name="Text_20_body"><text:s text:c="5"/>G <text:s text:c="27"/>Em <text:s text:c="12"/>C</text:p>
      <text:p text:style-name="Text_20_body">Now all your love is wasted, then who the hell was I?</text:p>
      <text:p text:style-name="Text_20_body"><text:s text:c="16"/>G</text:p>
      <text:p text:style-name="Text_20_body">Cause now I'm breaking at the britches</text:p>
      <text:p text:style-name="Text_20_body"><text:s text:c="11"/>Em <text:s text:c="13"/>C</text:p>
      <text:p text:style-name="Text_20_body">And at the end of all your lines</text:p>
      <text:p text:style-name="Heading_20_3">[BRIDGE]</text:p>
      <text:p text:style-name="Text_20_body">G <text:s text:c="17"/>Em <text:s text:c="8"/>C</text:p>
      <text:p text:style-name="Text_20_body">Who will love you? Who will fight?</text:p>
      <text:p text:style-name="Text_20_body">G <text:s text:c="17"/>Em <text:s text:c="5"/>C</text:p>
      <text:p text:style-name="Text_20_body">And who will fall, far behind?</text:p>
      <text:p text:style-name="Text_20_body">Em <text:s text:c="12"/>C <text:s text:c="10"/>G <text:s text:c="2"/>C</text:p>
      <text:p text:style-name="Text_20_body">Come on skinny love........</text:p>
      <text:p text:style-name="Text_20_body"><text:s text:c="8"/>Em <text:s text:c="7"/>C <text:s text:c="20"/>G</text:p>
      <text:p text:style-name="Text_20_body">My my my - my my my - my my my - my my ...</text:p>
      <text:p text:style-name="Text_20_body"><text:s text:c="8"/>Em <text:s text:c="7"/>C <text:s text:c="20"/>G</text:p>
      <text:p text:style-name="Text_20_body">My my my - my my my - my my my - my my ...</text:p>
      <text:p text:style-name="Heading_20_3">[OUTRO]</text:p>
      <text:p text:style-name="Text_20_body">Em <text:s/>C <text:s/>G</text:p>
      <text:p text:style-name="Text_20_body">Em <text:s/>C <text:s/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5M43S</meta:editing-duration>
    <meta:editing-cycles>41</meta:editing-cycles>
    <meta:generator>LibreOffice/6.0.1.1$MacOSX_X86_64 LibreOffice_project/60bfb1526849283ce2491346ed2aa51c465abfe6</meta:generator>
    <dc:title>Lyrics + Chords</dc:title>
    <dc:date>2018-10-12T09:39:15.869236231</dc:date>
    <meta:print-date>2017-04-03T12:23:29.985893000</meta:print-date>
    <meta:document-statistic meta:table-count="0" meta:image-count="0" meta:object-count="0" meta:page-count="2" meta:paragraph-count="69" meta:word-count="363" meta:character-count="2142" meta:non-whitespace-character-count="104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